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388821D9FBFD8802.png" manifest:media-type="image/png"/>
  <manifest:file-entry manifest:full-path="Pictures/100005810000031A0000031A90A9BB170713D465.svg" manifest:media-type="image/svg+xml"/>
  <manifest:file-entry manifest:full-path="Pictures/100000010000001E0000001E467D1D0633B5BC94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text-properties fo:language="en" fo:country="GB" officeooo:paragraph-rsid="0ffbe4c4"/>
    </style:style>
    <style:style style:name="P7" style:family="paragraph" style:parent-style-name="Standard">
      <style:text-properties fo:language="en" fo:country="GB" officeooo:rsid="0ffe4df5" officeooo:paragraph-rsid="0ffe4df5"/>
    </style:style>
    <style:style style:name="P8" style:family="paragraph" style:parent-style-name="Standard">
      <style:text-properties fo:language="en" fo:country="GB" officeooo:rsid="0dde9a1c" officeooo:paragraph-rsid="0ffe4df5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2c52f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51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52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3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7" style:family="paragraph" style:parent-style-name="Standard">
      <style:text-properties officeooo:paragraph-rsid="0b0ddd8e"/>
    </style:style>
    <style:style style:name="P58" style:family="paragraph" style:parent-style-name="Standard">
      <style:text-properties officeooo:paragraph-rsid="04f68805"/>
    </style:style>
    <style:style style:name="P59" style:family="paragraph" style:parent-style-name="Standard">
      <style:text-properties officeooo:paragraph-rsid="0bad8f69"/>
    </style:style>
    <style:style style:name="P60" style:family="paragraph" style:parent-style-name="Standard">
      <style:text-properties officeooo:paragraph-rsid="0a0f7b62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text-properties officeooo:paragraph-rsid="0daa4aef"/>
    </style:style>
    <style:style style:name="P65" style:family="paragraph" style:parent-style-name="Standard">
      <style:text-properties officeooo:rsid="0dde9a1c" officeooo:paragraph-rsid="0dde9a1c"/>
    </style:style>
    <style:style style:name="P66" style:family="paragraph" style:parent-style-name="Standard">
      <style:text-properties officeooo:rsid="0dde9a1c" officeooo:paragraph-rsid="0f4adb30"/>
    </style:style>
    <style:style style:name="P67" style:family="paragraph" style:parent-style-name="Standard">
      <style:text-properties officeooo:rsid="0dde9a1c" officeooo:paragraph-rsid="0f5bbe35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70" style:family="paragraph" style:parent-style-name="Standard">
      <style:text-properties officeooo:paragraph-rsid="0f1c472f"/>
    </style:style>
    <style:style style:name="P71" style:family="paragraph" style:parent-style-name="Standard">
      <style:text-properties officeooo:paragraph-rsid="0f3ae219"/>
    </style:style>
    <style:style style:name="P72" style:family="paragraph" style:parent-style-name="Standard">
      <style:text-properties officeooo:paragraph-rsid="0f3d081d"/>
    </style:style>
    <style:style style:name="P73" style:family="paragraph" style:parent-style-name="Footnote">
      <style:text-properties officeooo:rsid="043ccc66" officeooo:paragraph-rsid="0f40045a"/>
    </style:style>
    <style:style style:name="P74" style:family="paragraph" style:parent-style-name="Footnote">
      <style:text-properties officeooo:rsid="043ccc66" officeooo:paragraph-rsid="0f4dc0dc"/>
    </style:style>
    <style:style style:name="P75" style:family="paragraph" style:parent-style-name="Standard">
      <style:text-properties officeooo:paragraph-rsid="0f4adb30"/>
    </style:style>
    <style:style style:name="P76" style:family="paragraph" style:parent-style-name="Standard">
      <style:text-properties officeooo:paragraph-rsid="0f4cd335"/>
    </style:style>
    <style:style style:name="P77" style:family="paragraph" style:parent-style-name="Standard">
      <style:text-properties officeooo:paragraph-rsid="0f6ac771"/>
    </style:style>
    <style:style style:name="P78" style:family="paragraph" style:parent-style-name="Standard">
      <style:text-properties officeooo:paragraph-rsid="0f6bda9d"/>
    </style:style>
    <style:style style:name="P79" style:family="paragraph" style:parent-style-name="Standard">
      <style:text-properties officeooo:paragraph-rsid="0f6d3852"/>
    </style:style>
    <style:style style:name="P80" style:family="paragraph" style:parent-style-name="Standard">
      <style:text-properties officeooo:paragraph-rsid="0f6d4ef8"/>
    </style:style>
    <style:style style:name="P81" style:family="paragraph" style:parent-style-name="Standard">
      <style:paragraph-properties fo:text-align="center" style:justify-single-word="false"/>
      <style:text-properties officeooo:paragraph-rsid="0cc50ec9"/>
    </style:style>
    <style:style style:name="P82" style:family="paragraph" style:parent-style-name="Standard">
      <style:paragraph-properties fo:text-align="center" style:justify-single-word="false"/>
      <style:text-properties officeooo:paragraph-rsid="0f6ac771"/>
    </style:style>
    <style:style style:name="P83" style:family="paragraph" style:parent-style-name="Standard">
      <style:paragraph-properties fo:text-align="center" style:justify-single-word="false"/>
      <style:text-properties officeooo:paragraph-rsid="0daef67d"/>
    </style:style>
    <style:style style:name="P84" style:family="paragraph" style:parent-style-name="Standard">
      <style:paragraph-properties fo:text-align="center" style:justify-single-word="false"/>
      <style:text-properties officeooo:paragraph-rsid="0db0d4d1"/>
    </style:style>
    <style:style style:name="P85" style:family="paragraph" style:parent-style-name="Standard">
      <style:paragraph-properties fo:text-align="center" style:justify-single-word="false"/>
      <style:text-properties officeooo:paragraph-rsid="0daa4aef"/>
    </style:style>
    <style:style style:name="P86" style:family="paragraph" style:parent-style-name="Standard">
      <style:paragraph-properties fo:text-align="center" style:justify-single-word="false"/>
      <style:text-properties officeooo:paragraph-rsid="0f7a4390"/>
    </style:style>
    <style:style style:name="P87" style:family="paragraph" style:parent-style-name="Standard">
      <style:paragraph-properties fo:text-align="center" style:justify-single-word="false"/>
      <style:text-properties officeooo:paragraph-rsid="0eb4913f"/>
    </style:style>
    <style:style style:name="P88" style:family="paragraph" style:parent-style-name="Standard">
      <style:paragraph-properties fo:text-align="center" style:justify-single-word="false"/>
      <style:text-properties officeooo:paragraph-rsid="0cc5fe5b"/>
    </style:style>
    <style:style style:name="P89" style:family="paragraph" style:parent-style-name="Standard">
      <style:paragraph-properties fo:text-align="center" style:justify-single-word="false"/>
      <style:text-properties officeooo:paragraph-rsid="0d1ec96e"/>
    </style:style>
    <style:style style:name="P90" style:family="paragraph" style:parent-style-name="Standard">
      <style:paragraph-properties fo:text-align="center" style:justify-single-word="false"/>
      <style:text-properties officeooo:paragraph-rsid="0d804757"/>
    </style:style>
    <style:style style:name="P91" style:family="paragraph" style:parent-style-name="Standard">
      <style:paragraph-properties fo:text-align="center" style:justify-single-word="false"/>
      <style:text-properties officeooo:paragraph-rsid="0dce9327"/>
    </style:style>
    <style:style style:name="P92" style:family="paragraph" style:parent-style-name="Footnote">
      <style:text-properties officeooo:paragraph-rsid="0fa0ab6e"/>
    </style:style>
    <style:style style:name="P93" style:family="paragraph" style:parent-style-name="Standard">
      <style:text-properties officeooo:paragraph-rsid="0fc8e1b1"/>
    </style:style>
    <style:style style:name="P94" style:family="paragraph" style:parent-style-name="Footnote">
      <style:text-properties officeooo:paragraph-rsid="0fd38088"/>
    </style:style>
    <style:style style:name="P95" style:family="paragraph" style:parent-style-name="Footnote">
      <style:text-properties officeooo:paragraph-rsid="0fde5261" fo:background-color="transparent"/>
    </style:style>
    <style:style style:name="P96" style:family="paragraph" style:parent-style-name="Standard">
      <style:text-properties officeooo:paragraph-rsid="0fdfc605"/>
    </style:style>
    <style:style style:name="P97" style:family="paragraph" style:parent-style-name="Standard">
      <style:text-properties officeooo:paragraph-rsid="0ff09601"/>
    </style:style>
    <style:style style:name="P98" style:family="paragraph" style:parent-style-name="Footnote">
      <style:text-properties officeooo:paragraph-rsid="0ff65840"/>
    </style:style>
    <style:style style:name="P9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be4c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d953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87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1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9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8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1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4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09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0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0c9973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4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6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9" style:family="text">
      <style:text-properties fo:language="en" fo:country="GB"/>
    </style:style>
    <style:style style:name="T28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1" style:family="text">
      <style:text-properties fo:language="en" fo:country="GB" officeooo:rsid="0f28d107"/>
    </style:style>
    <style:style style:name="T282" style:family="text">
      <style:text-properties fo:language="en" fo:country="GB" officeooo:rsid="0fed6741"/>
    </style:style>
    <style:style style:name="T283" style:family="text">
      <style:text-properties officeooo:rsid="0f981b1c"/>
    </style:style>
    <style:style style:name="T284" style:family="text">
      <style:text-properties style:font-name="Liberation Mono" fo:font-size="8pt" style:font-size-asian="8pt" style:font-size-complex="8pt" loext:padding="0.049cm" loext:border="0.31pt solid #000000"/>
    </style:style>
    <style:style style:name="T285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9f6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officeooo:rsid="0fff82c4"/>
    </style:style>
    <style:style style:name="T299" style:family="text">
      <style:text-properties style:text-underline-style="none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9"><text:span text:style-name="Strong_20_Emphasis"><text:span text:style-name="T153">Checklist for installing </text:span></text:span><text:span text:style-name="Strong_20_Emphasis"><text:span text:style-name="T153"><text:user-field-get text:name="Distro">Ubuntu</text:user-field-get></text:span></text:span><text:span text:style-name="Strong_20_Emphasis"><text:span text:style-name="T153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<text:s/></text:span></text:span><text:span text:style-name="Strong_20_Emphasis"><text:span text:style-name="T159">LTS</text:span></text:span><text:span text:style-name="Strong_20_Emphasis"><text:span text:style-name="T155"><text:note text:id="ftn1" text:note-class="footnote"><text:note-citation>1</text:note-citation><text:note-body><text:p text:style-name="P98"><text:span text:style-name="T286">LTS stands for Long-Term Support, and this April </text:span><text:span text:style-name="Strong_20_Emphasis"><text:span text:style-name="T295"><text:user-field-get style:data-style-name="N0" text:name="Releaseyear">2022</text:user-field-get></text:span></text:span><text:span text:style-name="T287"><text:s/></text:span><text:span text:style-name="Strong_20_Emphasis"><text:span text:style-name="T291"><text:user-field-get text:name="Distro">Ubuntu</text:user-field-get></text:span></text:span><text:span text:style-name="T288"><text:s/></text:span><text:span text:style-name="T292"><text:user-field-get text:name="Version">22.04</text:user-field-get></text:span><text:span text:style-name="T292"><text:s/></text:span><text:span text:style-name="T293">LTS</text:span><text:span text:style-name="T292"> </text:span><text:span text:style-name="Strong_20_Emphasis"><text:span text:style-name="T294"><text:user-field-get text:name="Edition">Desktop</text:user-field-get></text:span></text:span><text:span text:style-name="T286"><text:s/>(codename jammy) will be supported for 5 years until April 2027, and with an Ubuntu </text:span><text:span text:style-name="T289">P</text:span><text:span text:style-name="T286">ro subscription (free for personal use) for 1</text:span><text:span text:style-name="T290">0</text:span><text:span text:style-name="T286"> years until April 203</text:span><text:span text:style-name="T290">2</text:span><text:span text:style-name="T286">.</text:span></text:p></text:note-body></text:note></text:span></text:span><text:span text:style-name="Strong_20_Emphasis"><text:span text:style-name="T156"> </text:span></text:span><text:span text:style-name="Strong_20_Emphasis"><text:span text:style-name="T157"><text:user-field-get text:name="Edition">Desktop</text:user-field-get></text:span></text:span><text:span text:style-name="Strong_20_Emphasis"><text:span text:style-name="T158">.</text:span></text:span></text:p>
      <text:p text:style-name="P23"/>
      <text:p text:style-name="P13"><text:span text:style-name="T175">Fill in the </text:span><text:span text:style-name="Strong_20_Emphasis"><text:span text:style-name="T65">text box</text:span></text:span><text:span text:style-name="T175"> behind the </text:span><text:span text:style-name="T184">underlined</text:span><text:span text:style-name="T176"> </text:span><text:span text:style-name="T175">words, see [explanation]:</text:span></text:p>
      <text:p text:style-name="P11"><text:span text:style-name="Definition"><text:span text:style-name="T280">user</text:span></text:span><text:span text:style-name="T232"><text:tab/><text:tab/></text:span><text:span text:style-name="T242"> <text:tab/><text:tab/><text:tab/> </text:span><text:span text:style-name="T233"><draw:control text:anchor-type="as-char" svg:y="-0.4cm" draw:z-index="7" draw:name="Gebruiker" draw:style-name="gr2" draw:text-style-name="P105" svg:width="6.4cm" svg:height="0.6cm" draw:control="control6"><svg:title>Gebruiker</svg:title><svg:desc>Volledige naam, bijv. Jan Stek</svg:desc></draw:control></text:span><text:span text:style-name="T233"><text:s text:c="2"/></text:span><text:span text:style-name="T234">[</text:span><text:span text:style-name="T241">F</text:span><text:span text:style-name="T235">ull </text:span><text:span text:style-name="T243">na</text:span><text:span text:style-name="T245">me,</text:span><text:span text:style-name="T243"> </text:span><text:span text:style-name="T245">e.g.</text:span><text:span text:style-name="T243"> </text:span><text:span text:style-name="T244">J</text:span><text:span text:style-name="T247">ohn Doe</text:span><text:span text:style-name="T250">]</text:span></text:p>
      <text:p text:style-name="P70"><text:span text:style-name="Definition"><text:span text:style-name="T249">USER</text:span></text:span><text:span text:style-name="Definition"><text:span text:style-name="T279">na</text:span></text:span><text:span text:style-name="Definition"><text:span text:style-name="T281">me</text:span></text:span><text:span text:style-name="T248"><text:tab/><text:tab/><text:tab/> </text:span><text:span text:style-name="T248"><draw:control text:anchor-type="as-char" svg:y="-0.4cm" draw:z-index="16" draw:name="Gberuikersnaam 2" draw:style-name="gr2" draw:text-style-name="P105" svg:width="6.4cm" svg:height="0.6cm" draw:control="control15"><svg:title>Gebruikersnaam</svg:title><svg:desc>Korte naam, bijv. jan</svg:desc></draw:control></text:span><text:span text:style-name="T248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66">j</text:span><text:span text:style-name="T168">oh</text:span><text:span text:style-name="T166">n</text:span><text:span text:style-name="T167">]</text:span></text:p>
      <text:p text:style-name="P10"><text:span text:style-name="Definition"><text:span text:style-name="T279">COMPUTERNA</text:span></text:span><text:span text:style-name="Definition"><text:span text:style-name="T281">me</text:span></text:span><text:span text:style-name="T251"><text:tab/> </text:span><text:span text:style-name="T279"><draw:control text:anchor-type="as-char" svg:y="-0.4cm" draw:z-index="8" draw:name="Computernaam" draw:style-name="gr2" draw:text-style-name="P105" svg:width="6.4cm" svg:height="0.6cm" draw:control="control7"><svg:title>Computernaam</svg:title><svg:desc>Unieke naam van de computer</svg:desc></draw:control></text:span><text:span text:style-name="T279"><text:s text:c="2"/></text:span><text:span text:style-name="T252">[</text:span><text:span text:style-name="T258">N</text:span><text:span text:style-name="T253">a</text:span><text:span text:style-name="T257">me of the</text:span><text:span text:style-name="T253"> compute</text:span><text:span text:style-name="T254">r, </text:span><text:span text:style-name="T257">e.g.</text:span><text:span text:style-name="T255"> </text:span><text:span text:style-name="T256">pc02</text:span><text:span text:style-name="T252">]</text:span></text:p>
      <text:p text:style-name="P14"><text:span text:style-name="Definition"><text:span text:style-name="T260">USER</text:span></text:span><text:span text:style-name="T259"><text:tab/><text:tab/></text:span><text:span text:style-name="T242"> <text:tab/><text:tab/><text:tab/> </text:span><text:span text:style-name="T233"><draw:control text:anchor-type="as-char" svg:y="-0.4cm" draw:z-index="13" draw:name="Gebruiker 1" draw:style-name="gr2" draw:text-style-name="P105" svg:width="6.4cm" svg:height="0.6cm" draw:control="control12"><svg:title>Gebruiker</svg:title><svg:desc>Volledige naam, bijv. Jan Stek</svg:desc></draw:control></text:span><text:span text:style-name="T233"><text:s text:c="2"/></text:span><text:span text:style-name="T234">[</text:span><text:span text:style-name="T241">F</text:span><text:span text:style-name="T236">ull </text:span><text:span text:style-name="T237">na</text:span><text:span text:style-name="T238">me</text:span><text:span text:style-name="T237"> possibly </text:span><text:span text:style-name="T240">2</text:span><text:span text:style-name="T273">nd</text:span><text:span text:style-name="T240"> </text:span><text:span text:style-name="T239">user</text:span><text:span text:style-name="T246">]</text:span></text:p>
      <text:p text:style-name="P96"><text:span text:style-name="Definition"><text:span text:style-name="T260">USERN</text:span></text:span><text:span text:style-name="Definition"><text:span text:style-name="T261">a</text:span></text:span><text:span text:style-name="Definition"><text:span text:style-name="T262">me</text:span></text:span><text:span text:style-name="Definition"><text:span text:style-name="T267"><text:tab/><text:tab/><text:tab/> </text:span></text:span><text:span text:style-name="T248"><draw:control text:anchor-type="as-char" svg:y="-0.4cm" draw:z-index="14" draw:name="Gberuikersnaam 1" draw:style-name="gr2" draw:text-style-name="P105" svg:width="6.4cm" svg:height="0.6cm" draw:control="control13"><svg:title>Gebruikersnaam</svg:title><svg:desc>Korte naam, bijv. jan</svg:desc></draw:control></text:span><text:span text:style-name="T248"><text:s text:c="2"/></text:span><text:span text:style-name="T264">[</text:span><text:span text:style-name="T266">U</text:span><text:span text:style-name="T265">ser</text:span><text:span text:style-name="T263"> </text:span><text:span text:style-name="T269">na</text:span><text:span text:style-name="T270">me</text:span><text:span text:style-name="T269"> possibly </text:span><text:span text:style-name="T272">2</text:span><text:span text:style-name="T274">nd</text:span><text:span text:style-name="T272"> </text:span><text:span text:style-name="T271">user</text:span><text:span text:style-name="T268">]</text:span></text:p>
      <text:p text:style-name="P12"><text:span text:style-name="T169">Replace the </text:span><text:span text:style-name="T183">underlined</text:span><text:span text:style-name="T169"> words in this checklist with those in the </text:span><text:span text:style-name="Strong_20_Emphasis"><text:span text:style-name="T37">te</text:span></text:span><text:span text:style-name="Strong_20_Emphasis"><text:span text:style-name="T53">x</text:span></text:span><text:span text:style-name="Strong_20_Emphasis"><text:span text:style-name="T37">t </text:span></text:span><text:span text:style-name="Strong_20_Emphasis"><text:span text:style-name="T53">box</text:span></text:span><text:span text:style-name="T169">.</text:span></text:p>
      <text:p text:style-name="P54"/>
      <text:p text:style-name="P54"/>
      <text:p text:style-name="P9"><text:span text:style-name="T179">Not yet on Linux?</text:span><text:span text:style-name="T170"><text:tab/></text:span><text:span text:style-name="T177"><text:tab/></text:span><text:span text:style-name="T178">Use</text:span><text:span text:style-name="T171"> </text:span><text:span text:style-name="Strong_20_Emphasis"><text:span text:style-name="T181">Checklist </text:span></text:span><text:span text:style-name="Strong_20_Emphasis"><text:span text:style-name="T182">transfer</text:span></text:span><text:span text:style-name="T171"> o</text:span><text:span text:style-name="T174">n</text:span><text:span text:style-name="T171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2"> </text:span><text:span text:style-name="T174">u</text:span><text:span text:style-name="T172">nder </text:span><text:span text:style-name="T180">Linux</text:span><text:span text:style-name="T173">.</text:span></text:p>
      <text:p text:style-name="P47"><text:span text:style-name="T197">New installation?</text:span><text:span text:style-name="T199"><text:tab/></text:span><text:span text:style-name="T201"></text:span><text:span text:style-name="T202"><text:tab/>Start at chapter</text:span><text:span text:style-name="T199"> </text:span><text:span text:style-name="T197"><text:bookmark-ref text:reference-format="page" text:ref-name="__RefNumPara__4009_1271708128">2</text:bookmark-ref></text:span><text:span text:style-name="T199"><text:s text:c="2"/></text:span><text:span text:style-name="T198"><text:bookmark-ref text:reference-format="text" text:ref-name="__RefNumPara__4009_1271708128">Perform installation</text:bookmark-ref></text:span><text:span text:style-name="T200">.</text:span></text:p>
      <text:p text:style-name="P30"/>
      <text:p text:style-name="P30"/>
      <text:list xml:id="list2996725956" text:style-name="L1">
        <text:list-item>
          <text:p text:style-name="P101"><text:bookmark-start text:name="__RefNumPara__4083_1271708128"/>Prepar<text:span text:style-name="T283">e </text:span>installation<text:bookmark-end text:name="__RefNumPara__4083_1271708128"/></text:p>
        </text:list-item>
      </text:list>
      <text:p text:style-name="P1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11" draw:name="Vorm3_0" draw:style-name="gr1" draw:text-style-name="P104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20" draw:name="Vorm3_ 1" draw:style-name="gr1" draw:text-style-name="P104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30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3"><text:span text:style-name="User_20_Entry"><text:span text:style-name="T110">Login any additional </text:span></text:span><text:span text:style-name="Definition"><text:span text:style-name="T278">USER</text:span></text:span><text:span text:style-name="User_20_Entry"><text:span text:style-name="T114">s</text:span></text:span><text:span text:style-name="User_20_Entry"><text:span text:style-name="T117">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2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69"><draw:control text:anchor-type="as-char" draw:z-index="2" draw:name="Vorm4" draw:style-name="gr1" draw:text-style-name="P10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4" office:value-type="string">
            <text:p text:style-name="P77"><text:span text:style-name="Strong_20_Emphasis"><text:span text:style-name="T60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84">Super</text:span> key is the Windows key, Command key (Apple), or Magnifier key<text:span text:style-name="T194"> </text:span><text:span text:style-name="T195">(Chromebook)</text:span><text:span text:style-name="T194">.</text:span></text:p></text:note-body></text:note>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38"/></text:span></text:p>
          </table:table-cell>
          <table:table-cell table:style-name="_31_._5f_Installatie_5f_voorbereiden.D5" office:value-type="string">
            <text:p text:style-name="P71"><text:span text:style-name="T13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6" office:value-type="string">
            <text:p text:style-name="P79"><text:span text:style-name="User_20_Entry"><text:span text:style-name="T12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7" office:value-type="string">
            <text:p text:style-name="P79"><text:span text:style-name="User_20_Entry"><text:span text:style-name="T12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8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69"><draw:control text:anchor-type="as-char" draw:z-index="3" draw:name="Vorm6" draw:style-name="gr1" draw:text-style-name="P10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69"><draw:control text:anchor-type="as-char" draw:z-index="21" draw:name="Vorm 3" draw:style-name="gr1" draw:text-style-name="P104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72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1" office:value-type="string">
            <text:p text:style-name="P77"><text:span text:style-name="Strong_20_Emphasis"><text:span text:style-name="T60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138">Super</text:span></text:span><text:span text:style-name="Strong_20_Emphasis"><text:span text:style-name="T40"> key</text:span></text:span><text:span text:style-name="Strong_20_Emphasis"><text:span text:style-name="T24">4</text:span></text:span><text:span text:style-name="Strong_20_Emphasis"><text:span text:style-name="T40">, type </text:span></text:span><text:span text:style-name="Strong_20_Emphasis"><text:span text:style-name="T77">menu</text:span></text:span><text:span text:style-name="Strong_20_Emphasis"><text:span text:style-name="T40"> 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12" office:value-type="string">
            <text:p text:style-name="P64"><text:span text:style-name="Strong_20_Emphasis"><text:span text:style-name="T46">Select </text:span></text:span><text:span text:style-name="Strong_20_Emphasis"><text:span text:style-name="T78">1 <text:s/>Prepar</text:span></text:span><text:span text:style-name="Strong_20_Emphasis"><text:span text:style-name="T81">e</text:span></text:span><text:span text:style-name="Strong_20_Emphasis"><text:span text:style-name="T78"> installation</text:span></text:span><text:span text:style-name="Strong_20_Emphasis"><text:span text:style-name="T59">. 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13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</table:table>
      <text:p text:style-name="P19"/>
      <text:list xml:id="list132312209415755" text:continue-numbering="true" text:style-name="L1">
        <text:list-item>
          <text:p text:style-name="P102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69"><draw:control text:anchor-type="as-char" draw:z-index="4" draw:name="Vorm9" draw:style-name="gr1" draw:text-style-name="P10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3"><text:span text:style-name="T185">Boot the computer from</text:span><text:span text:style-name="T193"><text:note text:id="ftn5" text:note-class="footnote"><text:note-citation>1</text:note-citation><text:note-body><text:p text:style-name="P95"><text:span text:style-name="T118">Boot menu/Setup via one of the </text:span><text:span text:style-name="T119">f</text:span><text:span text:style-name="T118">requently used keys:</text:span> <text:span text:style-name="T285">Esc</text:span><text:span text:style-name="T279">, </text:span><text:span text:style-name="T285">Delete</text:span><text:span text:style-name="T279">, </text:span><text:span text:style-name="T285">F1</text:span><text:span text:style-name="T279">, </text:span><text:span text:style-name="T285">F2</text:span><text:span text:style-name="T279">, </text:span><text:span text:style-name="T285">F9</text:span><text:span text:style-name="T279">, </text:span><text:span text:style-name="T285">F10</text:span><text:span text:style-name="T279">, </text:span><text:span text:style-name="T285">F11</text:span><text:span text:style-name="T279">, </text:span><text:span text:style-name="T282">or </text:span><text:span text:style-name="T285">F12</text:span><text:span text:style-name="T279">.</text:span></text:p></text:note-body></text:note></text:span><text:span text:style-name="T185"> an</text:span><text:span text:style-name="T189"> </text:span><text:span text:style-name="Strong_20_Emphasis"><text:span text:style-name="T162"><text:user-field-get text:name="Distro">Ubuntu</text:user-field-get></text:span></text:span><text:span text:style-name="T192"><text:s/></text:span><text:span text:style-name="T163"><text:user-field-get text:name="Version">22.04</text:user-field-get></text:span><text:span text:style-name="T163"><text:s/></text:span><text:span text:style-name="T164">LTS</text:span><text:span text:style-name="T90"> </text:span><text:span text:style-name="Strong_20_Emphasis"><text:span text:style-name="T93"><text:user-field-get text:name="Edition">Desktop</text:user-field-get></text:span></text:span><text:span text:style-name="Strong_20_Emphasis"><text:span text:style-name="T93"><text:s/></text:span></text:span><text:span text:style-name="Strong_20_Emphasis"><text:span text:style-name="T94">L</text:span></text:span><text:span text:style-name="T90">ive</text:span><text:span text:style-name="T90"><text:note text:id="ftn6" text:note-class="footnote"><text:note-citation>2</text:note-citation><text:note-body><text:p text:style-name="P92"><text:span text:style-name="T18">From a Live USB stick you can boot and work with </text:span><text:span text:style-name="Strong_20_Emphasis"><text:span text:style-name="T196"><text:user-field-get text:name="Distro">Ubuntu</text:user-field-get></text:span></text:span><text:span text:style-name="Strong_20_Emphasis"><text:span text:style-name="T196"><text:s/></text:span></text:span><text:span text:style-name="T18">without modifying any files on the hard drive and also allows installation of </text:span><text:span text:style-name="Strong_20_Emphasis"><text:span text:style-name="T196"><text:user-field-get text:name="Distro">Ubuntu</text:user-field-get></text:span></text:span><text:span text:style-name="Strong_20_Emphasis"><text:span text:style-name="T196">.</text:span></text:span></text:p></text:note-body></text:note></text:span><text:span text:style-name="T185"> USB stick</text:span><text:span text:style-name="T91"><text:note text:id="ftn7" text:note-class="footnote"><text:note-citation>3</text:note-citation><text:note-body><text:p text:style-name="P94"><text:span text:style-name="Strong_20_Emphasis"><text:span text:style-name="T111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75">ubuntu.com</text:span></text:span></text:a><text:span text:style-name="Strong_20_Emphasis"><text:span text:style-name="T112">,</text:span></text:span><text:span text:style-name="Strong_20_Emphasis"><text:span text:style-name="T111"> click </text:span></text:span><text:span text:style-name="Strong_20_Emphasis"><text:span text:style-name="T113">consecutively </text:span></text:span><text:span text:style-name="Strong_20_Emphasis"><text:span text:style-name="T116">Download</text:span></text:span><text:span text:style-name="Strong_20_Emphasis"><text:span text:style-name="T113"> &gt; </text:span></text:span><text:span text:style-name="Strong_20_Emphasis"><text:span text:style-name="T116">Get </text:span></text:span><text:span text:style-name="Strong_20_Emphasis"><text:span text:style-name="T115"><text:user-field-get text:name="Distro">Ubuntu</text:user-field-get></text:span></text:span><text:span text:style-name="Strong_20_Emphasis"><text:span text:style-name="T115"><text:s/></text:span></text:span><text:span text:style-name="Strong_20_Emphasis"><text:span text:style-name="T115"><text:user-field-get text:name="Edition">Desktop</text:user-field-get></text:span></text:span><text:span text:style-name="Strong_20_Emphasis"><text:span text:style-name="T111"><text:s/>&gt; </text:span></text:span><text:span text:style-name="Strong_20_Emphasis"><text:span text:style-name="T116">Download </text:span></text:span><text:span text:style-name="Strong_20_Emphasis"><text:span text:style-name="T115"><text:user-field-get text:name="Version">22.04</text:user-field-get></text:span></text:span><text:span text:style-name="Strong_20_Emphasis"><text:span text:style-name="T115">….</text:span></text:span><text:span text:style-name="Strong_20_Emphasis"><text:span text:style-name="T111"><text:line-break/></text:span></text:span><text:span text:style-name="Strong_20_Emphasis"><text:span text:style-name="T120">The next steps are described in </text:span></text:span><text:span text:style-name="Strong_20_Emphasis"><text:span text:style-name="T121">Linux informati</text:span></text:span><text:span text:style-name="Strong_20_Emphasis"><text:span text:style-name="T122">on</text:span></text:span><text:span text:style-name="Strong_20_Emphasis"><text:span text:style-name="T12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76">karelzimmer.nl</text:span></text:span></text:a><text:span text:style-name="Strong_20_Emphasis"><text:span text:style-name="T120">, under </text:span></text:span><text:span text:style-name="Strong_20_Emphasis"><text:span text:style-name="T121">Linux</text:span></text:span><text:span text:style-name="Strong_20_Emphasis"><text:span text:style-name="T120">.</text:span></text:span></text:p></text:note-body></text:note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2" office:value-type="string">
            <text:p text:style-name="P28"><text:span text:style-name="T165">Select</text:span><text:span text:style-name="Strong_20_Emphasis"><text:span text:style-name="T70"> </text:span></text:span><text:span text:style-name="Strong_20_Emphasis"><text:span text:style-name="T82">Try or I</text:span></text:span><text:span text:style-name="Strong_20_Emphasis"><text:span text:style-name="T83">n</text:span></text:span><text:span text:style-name="Strong_20_Emphasis"><text:span text:style-name="T84">stall Ubuntu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3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69"><draw:control text:anchor-type="as-char" draw:z-index="17" draw:name="Vorm 5" draw:style-name="gr1" draw:text-style-name="P104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5"><text:span text:style-name="T187">C</text:span><text:span text:style-name="T188">lick</text:span><text:span text:style-name="T187"> </text:span><text:span text:style-name="T191">In</text:span><text:span text:style-name="T190">stall Ubuntu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95"/></text:span></text:p>
          </table:table-cell>
          <table:table-cell table:style-name="_32_._5f_Installatie_5f_uitvoeren.C6" office:value-type="string">
            <text:p text:style-name="P65"><text:span text:style-name="Strong_20_Emphasis"><text:span text:style-name="T132">Follow the instructions on the </text:span></text:span><text:span text:style-name="Strong_20_Emphasis"><text:span text:style-name="T133">installation </text:span></text:span><text:span text:style-name="Strong_20_Emphasis"><text:span text:style-name="T132">screens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><text:span text:style-name="Strong_20_Emphasis"><text:span text:style-name="T38"><draw:control text:anchor-type="as-char" draw:z-index="15" draw:name="Vorm 1" draw:style-name="gr1" draw:text-style-name="P104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6"><text:span text:style-name="T221">At</text:span><text:span text:style-name="T217"> </text:span><text:span text:style-name="T223">Who are you?</text:span><text:span text:style-name="Strong_20_Emphasis"><text:span text:style-name="T214">:</text:span></text:span>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/>
          </table:table-cell>
          <table:table-cell table:style-name="_32_._5f_Installatie_5f_uitvoeren.C9" office:value-type="string">
            <text:p text:style-name="P17"><text:span text:style-name="Strong_20_Emphasis"><text:span text:style-name="T215">E</text:span></text:span><text:span text:style-name="T217">nter your </text:span><text:span text:style-name="T224">Your n</text:span><text:span text:style-name="T223">ame </text:span><text:span text:style-name="Definition"><text:span text:style-name="T14">USER</text:span></text:span><text:span text:style-name="Strong_20_Emphasis"><text:span text:style-name="T213">, <text:line-break/></text:span></text:span><text:span text:style-name="Strong_20_Emphasis"><text:span text:style-name="T219">Y</text:span></text:span><text:span text:style-name="Strong_20_Emphasis"><text:span text:style-name="T218">our computer</text:span></text:span><text:span text:style-name="Strong_20_Emphasis"><text:span text:style-name="T219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12">,<text:line-break/></text:span></text:span><text:span text:style-name="Strong_20_Emphasis"><text:span text:style-name="T220">Pick</text:span></text:span><text:span text:style-name="Strong_20_Emphasis"><text:span text:style-name="T218"> a username</text:span></text:span><text:span text:style-name="Strong_20_Emphasis"><text:span text:style-name="T212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12">, </text:span></text:span><text:span text:style-name="Strong_20_Emphasis"><text:span text:style-name="T216">and</text:span></text:span><text:span text:style-name="Strong_20_Emphasis"><text:span text:style-name="T212"><text:line-break/></text:span></text:span><text:span text:style-name="Strong_20_Emphasis"><text:span text:style-name="T211">enter a </text:span></text:span><text:span text:style-name="Strong_20_Emphasis"><text:span text:style-name="T222">password</text:span></text:span><text:span text:style-name="Strong_20_Emphasis"><text:span text:style-name="T211"> twice.</text:span></text:span></text:p>
          </table:table-cell>
        </table:table-row>
      </table:table>
      <text:p text:style-name="P57"><text:span text:style-name="Strong_20_Emphasis"><text:span text:style-name="T71"/></text:span></text:p>
      <text:list xml:id="list132310645396722" text:continue-numbering="true" text:style-name="L1">
        <text:list-item>
          <text:p text:style-name="P100"><text:span text:style-name="Strong_20_Emphasis"><text:span text:style-name="T89">Finish installation</text:span></text:span></text:p>
        </text:list-item>
      </text:list>
      <text:p text:style-name="P58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69"><draw:control text:anchor-type="as-char" draw:z-index="5" draw:name="Vorm24" draw:style-name="gr1" draw:text-style-name="P10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1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61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6"><text:span text:style-name="Strong_20_Emphasis"><text:span text:style-name="T106"><draw:control text:anchor-type="as-char" draw:z-index="22" draw:name="Vorm4_ 1" draw:style-name="gr1" draw:text-style-name="P104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5"><text:span text:style-name="Strong_20_Emphasis"><text:span text:style-name="T134">Follow the instructions on the </text:span></text:span><text:span text:style-name="Strong_20_Emphasis"><text:span text:style-name="T135">welcome screens</text:span></text:span><text:span text:style-name="Strong_20_Emphasis"><text:span text:style-name="T134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49"><text:span text:style-name="Strong_20_Emphasis"><text:span text:style-name="T141"><draw:control text:anchor-type="as-char" draw:z-index="24" draw:name="Vorm13_ 5" draw:style-name="gr1" draw:text-style-name="P104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1">Add any additional </text:span></text:span><text:span text:style-name="Strong_20_Emphasis"><text:span text:style-name="T150">user</text:span></text:span><text:span text:style-name="Strong_20_Emphasis"><text:span text:style-name="T141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32">P</text:span></text:span><text:span text:style-name="Strong_20_Emphasis"><text:span text:style-name="T33">ress the </text:span></text:span><text:span text:style-name="Strong_20_Emphasis"><text:span text:style-name="T138">Super</text:span></text:span><text:span text:style-name="Strong_20_Emphasis"><text:span text:style-name="T34"> </text:span></text:span><text:span text:style-name="Strong_20_Emphasis"><text:span text:style-name="T35">key</text:span></text:span><text:span text:style-name="Strong_20_Emphasis"><text:span text:style-name="T109"><text:note text:id="ftn8" text:note-class="footnote"><text:note-citation>1</text:note-citation><text:note-body><text:p text:style-name="P55"><text:span text:style-name="T208">The </text:span><text:span text:style-name="T210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141">, typ </text:span></text:span><text:span text:style-name="Strong_20_Emphasis"><text:span text:style-name="T147">use</text:span></text:span><text:span text:style-name="Strong_20_Emphasis"><text:span text:style-name="T146">r</text:span></text:span><text:span text:style-name="Strong_20_Emphasis"><text:span text:style-name="T141"> and click behind </text:span></text:span><text:span text:style-name="Strong_20_Emphasis"><text:span text:style-name="T146">Settings</text:span></text:span><text:span text:style-name="Strong_20_Emphasis"><text:span text:style-name="T141"> on </text:span></text:span><text:span text:style-name="Strong_20_Emphasis"><text:span text:style-name="T146">Users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lick </text:span></text:span><text:span text:style-name="Strong_20_Emphasis"><text:span text:style-name="T146">Unlock</text:span></text:span><text:span text:style-name="Strong_20_Emphasis"><text:span text:style-name="T141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lick </text:span></text:span><text:span text:style-name="Strong_20_Emphasis"><text:span text:style-name="T146">Add</text:span></text:span><text:span text:style-name="Strong_20_Emphasis"><text:span text:style-name="T141"> </text:span></text:span><text:span text:style-name="Strong_20_Emphasis"><text:span text:style-name="T146">User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hoose </text:span></text:span><text:span text:style-name="Strong_20_Emphasis"><text:span text:style-name="T146">Account Type</text:span></text:span><text:span text:style-name="Strong_20_Emphasis"><text:span text:style-name="T141">, </text:span></text:span><text:span text:style-name="Strong_20_Emphasis"><text:span text:style-name="T146">Standard</text:span></text:span><text:span text:style-name="Strong_20_Emphasis"><text:span text:style-name="T141"> or </text:span></text:span><text:span text:style-name="Strong_20_Emphasis"><text:span text:style-name="T146">Admin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3">Enter</text:span></text:span><text:span text:style-name="Strong_20_Emphasis"><text:span text:style-name="T141"> </text:span></text:span><text:span text:style-name="Strong_20_Emphasis"><text:span text:style-name="T148">Name</text:span></text:span><text:span text:style-name="Strong_20_Emphasis"><text:span text:style-name="T142"> </text:span></text:span><text:span text:style-name="Strong_20_Emphasis"><text:span text:style-name="T151">user</text:span></text:span><text:span text:style-name="Strong_20_Emphasis"><text:span text:style-name="T142"> </text:span></text:span><text:span text:style-name="Strong_20_Emphasis"><text:span text:style-name="T143">and</text:span></text:span><text:span text:style-name="Strong_20_Emphasis"><text:span text:style-name="T142"> </text:span></text:span><text:span text:style-name="Strong_20_Emphasis"><text:span text:style-name="T148">Username</text:span></text:span><text:span text:style-name="Strong_20_Emphasis"><text:span text:style-name="T142"> </text:span></text:span><text:span text:style-name="Strong_20_Emphasis"><text:span text:style-name="T152">username</text:span></text:span><text:span text:style-name="Strong_20_Emphasis"><text:span text:style-name="T142">, </text:span></text:span><text:span text:style-name="Strong_20_Emphasis"><text:span text:style-name="T144">and click </text:span></text:span><text:span text:style-name="Strong_20_Emphasis"><text:span text:style-name="T149">Add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lose the </text:span></text:span><text:span text:style-name="Strong_20_Emphasis"><text:span text:style-name="T146">Users</text:span></text:span><text:span text:style-name="Strong_20_Emphasis"><text:span text:style-name="T141">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81"><text:span text:style-name="Strong_20_Emphasis"><text:span text:style-name="T69"><draw:control text:anchor-type="as-char" draw:z-index="25" draw:name="Vorm4_ 3" draw:style-name="gr1" draw:text-style-name="P104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5"><text:span text:style-name="Strong_20_Emphasis"><text:span text:style-name="T38">Install </text:span></text:span><text:span text:style-name="Strong_20_Emphasis"><text:span text:style-name="T67">updates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6"><text:span text:style-name="Strong_20_Emphasis"><text:span text:style-name="T96">P</text:span></text:span><text:span text:style-name="Strong_20_Emphasis"><text:span text:style-name="T97">ress the </text:span></text:span><text:span text:style-name="Strong_20_Emphasis"><text:span text:style-name="T140">Super</text:span></text:span><text:span text:style-name="Strong_20_Emphasis"><text:span text:style-name="T98"> </text:span></text:span><text:span text:style-name="Strong_20_Emphasis"><text:span text:style-name="T99">key</text:span></text:span><text:span text:style-name="Strong_20_Emphasis"><text:span text:style-name="T27">1</text:span></text:span><text:span text:style-name="Strong_20_Emphasis"><text:span text:style-name="T100">, </text:span></text:span><text:span text:style-name="Strong_20_Emphasis"><text:span text:style-name="T101">type</text:span></text:span><text:span text:style-name="Strong_20_Emphasis"><text:span text:style-name="T102"> </text:span></text:span><text:span text:style-name="Strong_20_Emphasis"><text:span text:style-name="T107">upd</text:span></text:span><text:span text:style-name="Strong_20_Emphasis"><text:span text:style-name="T103"> </text:span></text:span><text:span text:style-name="Strong_20_Emphasis"><text:span text:style-name="T104">and click the </text:span></text:span><text:span text:style-name="Strong_20_Emphasis"><text:span text:style-name="T108">Software updater</text:span></text:span><text:span text:style-name="Strong_20_Emphasis"><text:span text:style-name="T104"> icon</text:span></text:span><text:span text:style-name="Strong_20_Emphasis"><text:span text:style-name="T103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7">If updated software <text:span text:style-name="T298">is </text:span>available click <text:span text:style-name="T297">Install Now</text:span>.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8"><text:span text:style-name="Strong_20_Emphasis"><text:span text:style-name="T10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9"><draw:control text:anchor-type="as-char" draw:z-index="9" draw:name="Vorm4_1" draw:style-name="gr1" draw:text-style-name="P104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5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9" office:value-type="string">
            <text:p text:style-name="P78"><text:span text:style-name="Strong_20_Emphasis"><text:span text:style-name="T61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5">1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38"/></text:span></text:p>
          </table:table-cell>
          <table:table-cell table:style-name="_33_._5f_Installatie_5f_afronden.C20" office:value-type="string">
            <text:p text:style-name="P75"><text:span text:style-name="T15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1" office:value-type="string">
            <text:p text:style-name="P80"><text:span text:style-name="User_20_Entry"><text:span text:style-name="T12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2" office:value-type="string">
            <text:p text:style-name="P80"><text:span text:style-name="User_20_Entry"><text:span text:style-name="T12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23" office:value-type="string">
            <text:p text:style-name="P66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24" office:value-type="string">
            <text:p text:style-name="P33"/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69"><draw:control text:anchor-type="as-char" draw:z-index="6" draw:name="Vorm37" draw:style-name="gr1" draw:text-style-name="P104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5"><text:span text:style-name="Strong_20_Emphasis"><text:span text:style-name="T50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6" office:value-type="string">
            <text:p text:style-name="P97"><text:span text:style-name="Strong_20_Emphasis"><text:span text:style-name="T62">P</text:span></text:span><text:span text:style-name="Strong_20_Emphasis"><text:span text:style-name="T50">ress the</text:span></text:span><text:span text:style-name="Strong_20_Emphasis"><text:span text:style-name="T49"> </text:span></text:span><text:span text:style-name="Strong_20_Emphasis"><text:span text:style-name="T138">Super</text:span></text:span><text:span text:style-name="Strong_20_Emphasis"><text:span text:style-name="T50"> key</text:span></text:span><text:span text:style-name="Strong_20_Emphasis"><text:span text:style-name="T25">1</text:span></text:span><text:span text:style-name="Strong_20_Emphasis"><text:span text:style-name="T50">, type </text:span></text:span><text:span text:style-name="Strong_20_Emphasis"><text:span text:style-name="T79">menu</text:span></text:span><text:span text:style-name="Strong_20_Emphasis"><text:span text:style-name="T50"> 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38"/></text:span></text:p>
          </table:table-cell>
          <table:table-cell table:style-name="_33_._5f_Installatie_5f_afronden.C27" office:value-type="string">
            <text:p text:style-name="P76"><text:span text:style-name="Strong_20_Emphasis"><text:span text:style-name="T47">Se</text:span></text:span><text:span text:style-name="Strong_20_Emphasis"><text:span text:style-name="T57">lect</text:span></text:span><text:span text:style-name="Strong_20_Emphasis"><text:span text:style-name="T47"> </text:span></text:span><text:span text:style-name="Strong_20_Emphasis"><text:span text:style-name="T86">3</text:span></text:span><text:span text:style-name="Strong_20_Emphasis"><text:span text:style-name="T85"> <text:s/></text:span></text:span><text:span text:style-name="Strong_20_Emphasis"><text:span text:style-name="T87">Finish installatio</text:span></text:span><text:span text:style-name="Strong_20_Emphasis"><text:span text:style-name="T88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8" office:value-type="string">
            <text:p text:style-name="P67"><text:span text:style-name="Strong_20_Emphasis"><text:span text:style-name="T45">Follow the instructions on the screen.</text:span></text:span></text:p>
          </table:table-cell>
        </table:table-row>
      </table:table>
      <text:p text:style-name="P58"><text:span text:style-name="Strong_20_Emphasis"><text:span text:style-name="T28"><text:tab/></text:span></text:span></text:p>
      <text:p text:style-name="P59"><text:span text:style-name="Strong_20_Emphasis"><text:span text:style-name="T48"/></text:span></text:p>
      <text:p text:style-name="P60"><text:span text:style-name="Strong_20_Emphasis"><text:span text:style-name="T45"/></text:span></text:p>
      <text:list xml:id="list132312700257680" text:continue-numbering="true" text:style-name="L1">
        <text:list-item>
          <text:p text:style-name="P103"><text:span text:style-name="Strong_20_Emphasis"><text:span text:style-name="T17">P</text:span></text:span><text:span text:style-name="Strong_20_Emphasis"><text:span text:style-name="T225">rovision user</text:span></text:span></text:p>
        </text:list-item>
      </text:list>
      <text:p text:style-name="P2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><text:span text:style-name="Strong_20_Emphasis"><text:span text:style-name="T69"><draw:control text:anchor-type="as-char" draw:z-index="10" draw:name="Vorm40_0" draw:style-name="gr1" draw:text-style-name="P104" svg:width="0.35cm" svg:height="0.35cm" draw:control="control9"/></text:span></text:span></text:p>
          </table:table-cell>
          <table:table-cell table:style-name="Tabel2.A1" office:value-type="string">
            <text:p text:style-name="P90"><text:span text:style-name="Strong_20_Emphasis"><text:span text:style-name="T69"><draw:control text:anchor-type="as-char" draw:z-index="18" draw:name="Vorm40_ 1" draw:style-name="gr1" draw:text-style-name="P104" svg:width="0.35cm" svg:height="0.35cm" draw:control="control17"/></text:span></text:span></text:p>
          </table:table-cell>
          <table:table-cell table:style-name="Tabel2.D1" office:value-type="string">
            <text:p text:style-name="P24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51"><text:note text:id="ftn10" text:note-class="footnote"><text:note-citation>1</text:note-citation><text:note-body><text:p text:style-name="P74"><text:span text:style-name="User_20_Entry"><text:span text:style-name="T124">Login any additional </text:span></text:span><text:span text:style-name="Definition"><text:span text:style-name="T277">USER</text:span></text:span><text:span text:style-name="User_20_Entry"><text:span text:style-name="T123">s </text:span></text:span><text:span text:style-name="User_20_Entry"><text:span text:style-name="T124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106"><draw:control text:anchor-type="as-char" draw:z-index="23" draw:name="Vorm4_ 2" draw:style-name="gr1" draw:text-style-name="P104" svg:width="0.35cm" svg:height="0.35cm" draw:control="control22"/></text:span></text:span></text:p>
          </table:table-cell>
          <table:table-cell table:style-name="Tabel2.D2" office:value-type="string">
            <text:p text:style-name="P34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><text:span text:style-name="Strong_20_Emphasis"><text:span text:style-name="T69"><draw:control text:anchor-type="as-char" draw:z-index="12" draw:name="Vorm40_2" draw:style-name="gr1" draw:text-style-name="P104" svg:width="0.35cm" svg:height="0.35cm" draw:control="control11"/></text:span></text:span></text:p>
          </table:table-cell>
          <table:table-cell table:style-name="Tabel2.A1" office:value-type="string">
            <text:p text:style-name="P91"><text:span text:style-name="Strong_20_Emphasis"><text:span text:style-name="T69"><draw:control text:anchor-type="as-char" draw:z-index="19" draw:name="Vorm40_ 2" draw:style-name="gr1" draw:text-style-name="P104" svg:width="0.35cm" svg:height="0.35cm" draw:control="control18"/></text:span></text:span></text:p>
          </table:table-cell>
          <table:table-cell table:style-name="Tabel2.D5" office:value-type="string">
            <text:p text:style-name="P26"><text:span text:style-name="Strong_20_Emphasis"><text:span text:style-name="T52">Set up the </text:span></text:span><text:span text:style-name="Strong_20_Emphasis"><text:span text:style-name="T64">user</text:span></text:span><text:span text:style-name="Strong_20_Emphasis"><text:span text:style-name="T52">:</text:span></text:span></text:p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D6" office:value-type="string">
            <text:p text:style-name="P29"><text:span text:style-name="Strong_20_Emphasis"><text:span text:style-name="T63">P</text:span></text:span><text:span text:style-name="Strong_20_Emphasis"><text:span text:style-name="T52">ress the </text:span></text:span><text:span text:style-name="Strong_20_Emphasis"><text:span text:style-name="T138">Super</text:span></text:span><text:span text:style-name="Strong_20_Emphasis"><text:span text:style-name="T52"> key</text:span></text:span><text:span text:style-name="Strong_20_Emphasis"><text:span text:style-name="T26"><text:note text:id="ftn11" text:note-class="footnote"><text:note-citation>2</text:note-citation><text:note-body><text:p text:style-name="P56"><text:span text:style-name="T208">The </text:span><text:span text:style-name="T210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52">, type </text:span></text:span><text:span text:style-name="Strong_20_Emphasis"><text:span text:style-name="T80">menu</text:span></text:span><text:span text:style-name="Strong_20_Emphasis"><text:span text:style-name="T52"> and click on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27"><text:span text:style-name="Strong_20_Emphasis"><text:span text:style-name="T58">Select</text:span></text:span><text:span text:style-name="Strong_20_Emphasis"><text:span text:style-name="T47"> </text:span></text:span><text:span text:style-name="Strong_20_Emphasis"><text:span text:style-name="T86">4 <text:s/></text:span></text:span><text:span text:style-name="Strong_20_Emphasis"><text:span text:style-name="T76">Provision user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8" office:value-type="string">
            <text:p text:style-name="P68"><text:span text:style-name="Strong_20_Emphasis"><text:span text:style-name="T45">Follow the instructions on the screen.</text:span></text:span></text:p>
          </table:table-cell>
        </table:table-row>
      </table:table>
      <text:p text:style-name="P36"/>
      <text:p text:style-name="P37"/>
      <text:p text:style-name="P48"><text:span text:style-name="T206">End of checklist,</text:span><text:span text:style-name="T207"> </text:span><text:span text:style-name="Strong_20_Emphasis"><text:span text:style-name="T160"><text:user-field-get text:name="Distro">Ubuntu</text:user-field-get></text:span></text:span><text:span text:style-name="T205"><text:s/></text:span><text:span text:style-name="T203"><text:user-field-get text:name="Version">22.04</text:user-field-get></text:span><text:span text:style-name="T203"><text:s/></text:span><text:span text:style-name="T204">LTS</text:span><text:span text:style-name="Strong_20_Emphasis"><text:span text:style-name="T161"> </text:span></text:span><text:span text:style-name="Strong_20_Emphasis"><text:span text:style-name="T92"><text:user-field-get text:name="Edition">Desktop</text:user-field-get></text:span></text:span><text:span text:style-name="Strong_20_Emphasis"><text:span text:style-name="T92"><text:s/></text:span></text:span><text:span text:style-name="T206">installation is complete.</text:span></text:p>
      <text:p text:style-name="P22"/>
      <text:p text:style-name="P15"><text:span text:style-name="Emphasis"><text:span text:style-name="T228">Written</text:span></text:span><text:span text:style-name="Emphasis"><text:span text:style-name="T226"> </text:span></text:span><text:span text:style-name="Emphasis"><text:span text:style-name="T228">by</text:span></text:span><text:span text:style-name="Emphasis"><text:span text:style-name="T226"> </text:span></text:span><text:a xlink:type="simple" xlink:href="mailto:info@karelzimmer.nl?subject=Checklist installation Linux" text:style-name="Internet_20_link" text:visited-style-name="Visited_20_Internet_20_Link"><text:span text:style-name="Emphasis"><text:span text:style-name="T299">Karel Zimmer</text:span></text:span></text:a><text:span text:style-name="Emphasis"><text:span text:style-name="T227">,</text:span></text:span><text:span text:style-name="Emphasis"><text:span text:style-name="T226"> </text:span></text:span><text:a xlink:type="simple" xlink:href="https://creativecommons.org/publicdomain/zero/1.0" text:style-name="Internet_20_link" text:visited-style-name="Visited_20_Internet_20_Link"><text:span text:style-name="Emphasis"><text:span text:style-name="T229">CC0 1.0 Universal</text:span></text:span></text:a><text:span text:style-name="Emphasis"><text:span text:style-name="T230"> </text:span></text:span><text:span text:style-name="Emphasis"><text:span text:style-name="T231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467D1D0633B5BC94.png" xlink:type="simple" xlink:show="embed" xlink:actuate="onLoad" draw:mime-type="image/png"/></draw:frame></draw:a></text:span></text:span><text:span text:style-name="Emphasis"><text:span text:style-name="T296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388821D9FBFD8802.png" xlink:type="simple" xlink:show="embed" xlink:actuate="onLoad" draw:mime-type="image/png"/></draw:frame></draw:a></text:span></text:span><text:span text:style-name="Emphasis"><text:span text:style-name="T29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3-31T13:23:10.336861065">31/03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31T13:23:10.197126053</dc:date>
    <meta:keyword>Installatie</meta:keyword>
    <meta:keyword>Checklist</meta:keyword>
    <meta:keyword>Linux</meta:keyword>
    <meta:editing-cycles>6859</meta:editing-cycles>
    <meta:editing-duration>P12DT1H1M47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5" meta:word-count="628" meta:character-count="3898" meta:non-whitespace-character-count="3311"/>
    <meta:user-defined meta:name="Info 1"/>
    <meta:user-defined meta:name="Info 2"/>
    <meta:user-defined meta:name="Info 3"/>
    <meta:user-defined meta:name="Info 4"/>
  </office:meta>
</office:document-meta>
</file>